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7.7465in" fo:margin-left="-0.3806in" style:page-number="auto" fo:break-before="auto" fo:break-after="auto" table:align="left" fo:keep-with-next="auto"/>
    </style:style>
    <style:style style:name="Table1.A" style:family="table-column">
      <style:table-column-properties style:column-width="1.7521in"/>
    </style:style>
    <style:style style:name="Table1.B" style:family="table-column">
      <style:table-column-properties style:column-width="1.8465in"/>
    </style:style>
    <style:style style:name="Table1.C" style:family="table-column">
      <style:table-column-properties style:column-width="1.9035in"/>
    </style:style>
    <style:style style:name="Table1.D" style:family="table-column">
      <style:table-column-properties style:column-width="2.2444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1.5" style:family="table-row">
      <style:table-row-properties style:min-row-height="2.8257in"/>
    </style:style>
    <style:style style:name="Table1.6" style:family="table-row">
      <style:table-row-properties style:min-row-height="1.2993in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T1" style:family="text">
      <style:text-properties fo:color="#1f1f1f" loext:opacity="100%" style:font-name="Google Sans Text" loext:padding="0in" loext:border="none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<text:span text:style-name="Strong_20_Emphasis"><text:span text:style-name="T1">Tashqi tizim</text:span></text:span></text:p>
            </table:table-cell>
            <table:table-cell table:style-name="Table1.A1" office:value-type="string">
              <text:p text:style-name="P1"><text:span text:style-name="Strong_20_Emphasis"><text:span text:style-name="T1">Tizimga kiruvchi (Input Data)</text:span></text:span></text:p>
            </table:table-cell>
            <table:table-cell table:style-name="Table1.A1" office:value-type="string">
              <text:p text:style-name="P1"><text:span text:style-name="Strong_20_Emphasis"><text:span text:style-name="T1">Tizimdan chiquvchi (Output Data)</text:span></text:span></text:p>
            </table:table-cell>
            <table:table-cell table:style-name="Table1.A1" office:value-type="string">
              <text:p text:style-name="P1"><text:span text:style-name="Strong_20_Emphasis"><text:span text:style-name="T1">Oqim tavsifi (Business Logic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<text:span text:style-name="T2">Buxgalteriya IT tizimi</text:span> (ERP / 1C)</text:p>
          </table:table-cell>
          <table:table-cell table:style-name="Table1.A1" office:value-type="string">
            <text:p text:style-name="P2"><text:span text:style-name="T2">Billing info:</text:span> Har bir km uchun tarif, tungi koeffitsient, kuryerning soliq ushlanmalari, shaxsiy hisob balansi.</text:p>
          </table:table-cell>
          <table:table-cell table:style-name="Table1.A1" office:value-type="string">
            <text:p text:style-name="P2"><text:span text:style-name="T2">Transaction Log:</text:span> Buyurtma ID, kuryer ID, yetkazish masofasi, kutish vaqti, do'kon komissiyasi.</text:p>
          </table:table-cell>
          <table:table-cell table:style-name="Table1.A1" office:value-type="string">
            <text:p text:style-name="P2">Tizim buxgalteriyaga "fakt"ni beradi, buxgalteriya esa kuryerga to'lanadigan "netto" summani qaytaradi.</text:p>
          </table:table-cell>
        </table:table-row>
        <table:table-row>
          <table:table-cell table:style-name="Table1.A1" office:value-type="string">
            <text:p text:style-name="P3">Hamkor Do'konlar / API</text:p>
          </table:table-cell>
          <table:table-cell table:style-name="Table1.A1" office:value-type="string">
            <text:p text:style-name="P2"><text:span text:style-name="T2">Order Entry:</text:span> Mahsulot og'irligi, hajmi, harorat rejimi (issiq/sovuq), tayyor bo'lish vaqti.</text:p>
          </table:table-cell>
          <table:table-cell table:style-name="Table1.A1" office:value-type="string">
            <text:p text:style-name="P2"><text:span text:style-name="T2">Live Tracking:</text:span> Kuryerning ismi, tel raqami, joriy joylashuvi va kutilayotgan yetib kelish vaqti (ETA).</text:p>
          </table:table-cell>
          <table:table-cell table:style-name="Table1.A1" office:value-type="string">
            <text:p text:style-name="P2">Do'kon mahsulot xususiyatini beradi, tizim esa kuryerning barcha harakatini real vaqtda qaytaradi.</text:p>
          </table:table-cell>
        </table:table-row>
        <table:table-row>
          <table:table-cell table:style-name="Table1.A1" office:value-type="string">
            <text:p text:style-name="P2"><text:span text:style-name="T2">Geo-lokatsiya xizmatlari</text:span> (Google/Yandex Maps)</text:p>
          </table:table-cell>
          <table:table-cell table:style-name="Table1.A1" office:value-type="string">
            <text:p text:style-name="P2"><text:span text:style-name="T2">Route Data:</text:span> Eng qisqa yo'l, tirbandliklar (traffic), yo'l yopilishlari, manzillarning aniq koordinatalari.</text:p>
          </table:table-cell>
          <table:table-cell table:style-name="Table1.A1" office:value-type="string">
            <text:p text:style-name="P2"><text:span text:style-name="T2">Query:</text:span> Kuryerning joriy koordinatasi, borish kerak bo'lgan manzilning matnli ko'rinishi.</text:p>
          </table:table-cell>
          <table:table-cell table:style-name="Table1.A1" office:value-type="string">
            <text:p text:style-name="P2">Tizim kuryerning marshrutini hisoblash va vaqtni prognoz qilish uchun foydalanadi.</text:p>
          </table:table-cell>
        </table:table-row>
        <table:table-row table:style-name="Table1.5">
          <table:table-cell table:style-name="Table1.A1" office:value-type="string">
            <text:p text:style-name="P3">Mijozlar (Xabarnomalar)</text:p>
          </table:table-cell>
          <table:table-cell table:style-name="Table1.A1" office:value-type="string">
            <text:p text:style-name="P2"><text:span text:style-name="T2">Action:</text:span> Buyurtmani bekor qilish, manzilni o'zgartirish, kuryerga "rahmat" yuborish.</text:p>
          </table:table-cell>
          <table:table-cell table:style-name="Table1.A1" office:value-type="string">
            <text:p text:style-name="P2"><text:span text:style-name="T2">Push/SMS:</text:span> "Kuryer do'konda", "Kuryer 5 daqiqada yetib boradi", "To'lov qabul qilindi".</text:p>
          </table:table-cell>
          <table:table-cell table:style-name="Table1.A1" office:value-type="string">
            <text:p text:style-name="P2">Mijozni jarayondan xabardor qilib turish orqali qo'ng'iroqlarni kamaytirish.</text:p>
          </table:table-cell>
        </table:table-row>
        <text:soft-page-break/>
        <table:table-row table:style-name="Table1.6">
          <table:table-cell table:style-name="Table1.A1" office:value-type="string">
            <text:p text:style-name="P2"><text:span text:style-name="T2">To'lov Gatewaylari</text:span> (Click/Payme)</text:p>
          </table:table-cell>
          <table:table-cell table:style-name="Table1.A1" office:value-type="string">
            <text:p text:style-name="P2"><text:span text:style-name="T2">Callback:</text:span> To'lov muvaffaqiyatli o'tgani haqida tasdiq, tranzaksiya raqami.</text:p>
          </table:table-cell>
          <table:table-cell table:style-name="Table1.A1" office:value-type="string">
            <text:p text:style-name="P2"><text:span text:style-name="T2">Payment Request:</text:span> Buyurtma summasi, to'lov turi (P2P yoki servis to'lovi).</text:p>
          </table:table-cell>
          <table:table-cell table:style-name="Table1.A1" office:value-type="string">
            <text:p text:style-name="P2">Pul oqimini avtomatlashtirish va kuryerda naqd pul qolishini kamaytirish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8:14:14.769046551</meta:creation-date>
    <dc:date>2026-01-28T18:19:05.108013418</dc:date>
    <meta:editing-duration>PT4M51S</meta:editing-duration>
    <meta:editing-cycles>1</meta:editing-cycles>
    <meta:document-statistic meta:table-count="1" meta:image-count="0" meta:object-count="0" meta:page-count="2" meta:paragraph-count="24" meta:word-count="195" meta:character-count="1597" meta:non-whitespace-character-count="1426"/>
    <meta:generator>LibreOffice/25.2.6.2$Linux_X86_64 LibreOffice_project/40d1a0e1d5bdf1afaeae24d9ece32bbb00fa66a4</meta:generator>
  </office:meta>
</office:document-meta>
</file>